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Book Antiqua1" svg:font-family="'Book Antiqua'" style:font-adornments="Cursief" style:font-family-generic="roman" style:font-pitch="variable"/>
    <style:font-face style:name="Book Antiqua2" svg:font-family="'Book Antiqua'" style:font-adornments="Standaard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999999" draw:fill="none" draw:textarea-vertical-align="middle"/>
    </style:style>
    <style:style style:name="gr2" style:family="graphic" style:parent-style-name="objectwithoutfill">
      <style:graphic-properties svg:stroke-color="#999999" draw:fill="none" draw:textarea-vertical-align="middle"/>
    </style:style>
    <style:style style:name="gr3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color="#999999"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svg:stroke-color="#999999" draw:fill="solid" draw:fill-color="#000000" draw:textarea-horizontal-align="justify" draw:textarea-vertical-align="middle" draw:auto-grow-height="false"/>
    </style:style>
    <style:style style:name="gr8" style:family="graphic" style:parent-style-name="objectwithoutfill">
      <style:graphic-properties svg:stroke-width="0.05cm" svg:stroke-color="#00cc00" draw:marker-start-width="0.275cm" draw:marker-end-width="0.275cm" draw:fill="solid" draw:fill-color="#99ff66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0" style:family="graphic" style:parent-style-name="standard">
      <style:graphic-properties svg:stroke-color="#00cc00" draw:fill="solid" draw:fill-color="#ffffff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objectwithoutfill">
      <style:graphic-properties draw:marker-end="Triangle_20_unfilled" draw:marker-end-width="0.3cm" draw:fill="none" draw:textarea-vertical-align="middle"/>
    </style:style>
    <style:style style:name="gr14" style:family="graphic" style:parent-style-name="objectwithoutfill">
      <style:graphic-properties svg:stroke-width="0.03cm" svg:stroke-color="#ff3333" draw:marker-start-width="0.245cm" draw:marker-end-width="0.245cm" draw:fill="none" draw:textarea-vertical-align="middle" fo:padding-top="0.14cm" fo:padding-bottom="0.14cm" fo:padding-left="0.265cm" fo:padding-right="0.265cm"/>
    </style:style>
    <style:style style:name="gr15" style:family="graphic" style:parent-style-name="objectwithoutfill">
      <style:graphic-properties draw:marker-end="Arrow" draw:fill="none" draw:textarea-vertical-align="middle"/>
    </style:style>
    <style:style style:name="gr16" style:family="graphic" style:parent-style-name="Object_20_with_20_no_20_fill_20_and_20_no_20_line">
      <style:graphic-properties draw:textarea-vertical-align="middle" draw:ole-draw-aspect="1" style:protect="size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Book Antiqua1" fo:font-size="18pt" fo:font-style="italic" style:font-size-asian="18pt" style:font-size-complex="18pt"/>
    </style:style>
    <style:style style:name="P3" style:family="paragraph">
      <style:text-properties style:font-name="Book Antiqua1" fo:font-size="18pt" fo:font-style="italic" style:font-size-asian="18pt" style:font-size-complex="18pt"/>
    </style:style>
    <style:style style:name="P4" style:family="paragraph">
      <style:paragraph-properties fo:text-align="center"/>
      <style:text-properties fo:color="#00cc00" style:font-name="Book Antiqua1" fo:font-size="18pt" fo:font-style="italic" style:font-size-asian="18pt" style:font-size-complex="18pt"/>
    </style:style>
    <style:style style:name="T1" style:family="text">
      <style:text-properties style:font-name="Book Antiqua1" fo:font-size="18pt" fo:font-style="italic" style:font-size-asian="18pt" style:font-size-complex="18pt"/>
    </style:style>
    <style:style style:name="T2" style:family="text">
      <style:text-properties style:text-position="sub 58%" style:font-name="Book Antiqua1" fo:font-size="18pt" fo:font-style="italic" style:font-size-asian="18pt" style:font-size-complex="18pt"/>
    </style:style>
    <style:style style:name="T3" style:family="text">
      <style:text-properties fo:color="#ff3333" fo:font-size="18pt" style:font-size-asian="18pt" style:font-size-complex="18pt"/>
    </style:style>
    <style:style style:name="T4" style:family="text">
      <style:text-properties fo:color="#ff3333"/>
    </style:style>
    <style:style style:name="T5" style:family="text">
      <style:text-properties style:font-name="Book Antiqua2" fo:font-size="18pt" style:font-size-asian="18pt" style:font-size-complex="18pt"/>
    </style:style>
    <style:style style:name="T6" style:family="text">
      <style:text-properties style:text-position="sub 58%" style:font-name="Book Antiqua2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2" draw:layer="layout" svg:x1="1cm" svg:y1="3cm" svg:x2="5cm" svg:y2="3cm">
            <text:p text:style-name="P1"><text:span text:style-name="T1">A <text:s text:c="2"/></text:span><text:span text:style-name="T1"><text:line-break/></text:span><text:span text:style-name="T1"/></text:p>
          </draw:line>
          <draw:line draw:style-name="gr2" draw:text-style-name="P2" draw:layer="layout" svg:x1="1cm" svg:y1="3cm" svg:x2="1.4cm" svg:y2="2cm">
            <text:p/>
          </draw:line>
          <draw:line draw:style-name="gr2" draw:text-style-name="P2" draw:layer="layout" svg:x1="2cm" svg:y1="3cm" svg:x2="2.4cm" svg:y2="2cm">
            <text:p/>
          </draw:line>
          <draw:line draw:style-name="gr2" draw:text-style-name="P2" draw:layer="layout" svg:x1="3cm" svg:y1="3cm" svg:x2="3.4cm" svg:y2="2cm">
            <text:p/>
          </draw:line>
          <draw:line draw:style-name="gr2" draw:text-style-name="P2" draw:layer="layout" svg:x1="4cm" svg:y1="3cm" svg:x2="4.4cm" svg:y2="2cm">
            <text:p/>
          </draw:line>
          <draw:line draw:style-name="gr2" draw:text-style-name="P2" draw:layer="layout" svg:x1="5cm" svg:y1="3cm" svg:x2="5.4cm" svg:y2="2cm">
            <text:p/>
          </draw:line>
        </draw:g>
        <draw:polyline draw:style-name="gr3" draw:text-style-name="P2" draw:layer="layout" svg:width="0cm" svg:height="11.999cm" svg:x="3cm" svg:y="3cm" svg:viewBox="0 0 0 12000" draw:points="0,0 0,1500 0,12000">
          <text:p/>
        </draw:polyline>
        <draw:line draw:style-name="gr4" draw:text-style-name="P2" draw:layer="layout" svg:x1="5.8cm" svg:y1="3cm" svg:x2="6.2cm" svg:y2="3cm">
          <text:p/>
        </draw:line>
        <draw:line draw:style-name="gr4" draw:text-style-name="P2" draw:layer="layout" svg:x1="5.8cm" svg:y1="7cm" svg:x2="6.2cm" svg:y2="7cm">
          <text:p/>
        </draw:line>
        <draw:line draw:style-name="gr4" draw:text-style-name="P2" draw:layer="layout" svg:x1="6cm" svg:y1="15cm" svg:x2="6cm" svg:y2="3cm">
          <text:p/>
        </draw:line>
        <draw:frame draw:style-name="gr5" draw:text-style-name="P3" draw:layer="layout" svg:width="1.039cm" svg:height="1.204cm" svg:x="6cm" svg:y="5.4cm">
          <draw:text-box>
            <text:p><text:span text:style-name="T1">L</text:span><text:span text:style-name="T2">1</text:span></text:p>
          </draw:text-box>
        </draw:frame>
        <draw:frame draw:style-name="gr5" draw:text-style-name="P3" draw:layer="layout" svg:width="1.039cm" svg:height="1.204cm" svg:x="6cm" svg:y="11.4cm">
          <draw:text-box>
            <text:p><text:span text:style-name="T1">L</text:span><text:span text:style-name="T2">2</text:span></text:p>
          </draw:text-box>
        </draw:frame>
        <draw:g>
          <draw:custom-shape draw:style-name="gr6" draw:text-style-name="P2" draw:layer="layout" svg:width="1cm" svg:height="1cm" svg:x="2.5cm" svg:y="15cm">
            <text:p text:style-name="P1"><text:span text:style-name="T1">B</text:span></text:p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2" draw:layer="layout" svg:x1="2.5cm" svg:y1="16cm" svg:x2="2.3cm" svg:y2="16.4cm">
            <text:p/>
          </draw:line>
          <draw:line draw:style-name="gr2" draw:text-style-name="P2" draw:layer="layout" svg:x1="3.5cm" svg:y1="16cm" svg:x2="3.3cm" svg:y2="16.4cm">
            <text:p/>
          </draw:line>
          <draw:line draw:style-name="gr2" draw:text-style-name="P2" draw:layer="layout" svg:x1="3cm" svg:y1="16cm" svg:x2="2.8cm" svg:y2="16.4cm">
            <text:p/>
          </draw:line>
          <draw:custom-shape draw:style-name="gr7" draw:text-style-name="P2" draw:layer="layout" svg:width="0.1cm" svg:height="0.1cm" svg:x="2.95cm" svg:y="14.9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8" draw:text-style-name="P2" draw:layer="layout" svg:width="1.454cm" svg:height="11.999cm" svg:x="1.545cm" svg:y="3cm" svg:viewBox="0 0 1455 12000" svg:d="m1455 12000c-2000-8400-1600-8850-800-9600s800-2400 800-2400v150">
          <text:p/>
        </draw:path>
        <draw:custom-shape draw:style-name="gr9" draw:text-style-name="P2" draw:layer="layout" svg:width="0.6cm" svg:height="0.6cm" svg:x="2.7cm" svg:y="8.5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6cm" svg:height="0.6cm" svg:x="1.358cm" svg:y="8.5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1" draw:text-style-name="P2" draw:layer="layout" svg:width="0.1cm" svg:height="0.1cm" svg:x="2.948cm" svg:y="11.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2" draw:layer="layout" svg:x1="3cm" svg:y1="11.7cm" svg:x2="3cm" svg:y2="13cm">
            <text:p text:style-name="P1"><text:span text:style-name="T1"/></text:p>
          </draw:line>
        </draw:g>
        <draw:g>
          <draw:line draw:style-name="gr13" draw:text-style-name="P2" draw:layer="layout" svg:x1="8cm" svg:y1="3cm" svg:x2="8cm" svg:y2="5cm">
            <text:p text:style-name="P1"><text:span text:style-name="T1">x</text:span><text:span text:style-name="T1"><text:line-break/></text:span><text:span text:style-name="T1"/></text:p>
          </draw:line>
          <draw:line draw:style-name="gr13" draw:text-style-name="P2" draw:layer="layout" svg:x1="8cm" svg:y1="3cm" svg:x2="10cm" svg:y2="3cm">
            <text:p text:style-name="P1"><text:span text:style-name="T1">y</text:span><text:span text:style-name="T1"><text:line-break/></text:span><text:span text:style-name="T1"/></text:p>
          </draw:line>
          <draw:line draw:style-name="gr13" draw:text-style-name="P2" draw:layer="layout" svg:x1="8cm" svg:y1="3cm" svg:x2="6.8cm" svg:y2="1.8cm">
            <text:p text:style-name="P1"><text:span text:style-name="T1"><text:line-break/></text:span><text:span text:style-name="T1">z</text:span></text:p>
          </draw:line>
        </draw:g>
        <draw:line draw:style-name="gr12" draw:text-style-name="P2" draw:layer="layout" svg:x1="3cm" svg:y1="15cm" svg:x2="5cm" svg:y2="15cm">
          <text:p text:style-name="P1"><text:span text:style-name="T1"><text:line-break/></text:span><text:span text:style-name="T1"/></text:p>
        </draw:line>
        <draw:line draw:style-name="gr12" draw:text-style-name="P2" draw:layer="layout" svg:x1="3cm" svg:y1="15cm" svg:x2="3cm" svg:y2="13cm">
          <text:p text:style-name="P1"><text:span text:style-name="T1"><text:line-break/></text:span><text:span text:style-name="T1"/></text:p>
        </draw:line>
        <draw:g>
          <draw:custom-shape draw:style-name="gr11" draw:text-style-name="P2" draw:layer="layout" svg:width="0.1cm" svg:height="0.1cm" svg:x="2.948cm" svg:y="5.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2" draw:layer="layout" svg:x1="3cm" svg:y1="5.7cm" svg:x2="3cm" svg:y2="7cm">
            <text:p text:style-name="P1"><text:span text:style-name="T1"/></text:p>
          </draw:line>
        </draw:g>
        <draw:line draw:style-name="gr12" draw:text-style-name="P2" draw:layer="layout" svg:x1="3cm" svg:y1="3cm" svg:x2="5cm" svg:y2="3cm">
          <text:p text:style-name="P1"><text:span text:style-name="T1"/></text:p>
        </draw:line>
        <draw:custom-shape draw:style-name="gr11" draw:text-style-name="P2" draw:layer="layout" svg:width="0.1cm" svg:height="0.1cm" svg:x="2.95cm" svg:y="2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5.8cm" svg:y1="15cm" svg:x2="6.2cm" svg:y2="15cm">
          <text:p/>
        </draw:line>
        <draw:line draw:style-name="gr12" draw:text-style-name="P2" draw:layer="layout" svg:x1="3cm" svg:y1="3cm" svg:x2="3cm" svg:y2="5cm">
          <text:p text:style-name="P1"><text:span text:style-name="T1"/></text:p>
        </draw:line>
        <draw:path draw:style-name="gr14" draw:text-style-name="P1" draw:layer="layout" svg:width="3.099cm" svg:height="0.589cm" svg:x="1.44cm" svg:y="5.3cm" svg:viewBox="0 0 3100 590" svg:d="m3100 218c-697-406-1240-148-1511 0s-736 405-930 368-659-405-659-405v37-37">
          <text:p text:style-name="P1"><text:s text:c="7"/><text:span text:style-name="T3">1</text:span><text:line-break/><text:line-break/></text:p>
        </draw:path>
        <draw:path draw:style-name="gr14" draw:text-style-name="P1" draw:layer="layout" svg:width="3.099cm" svg:height="0.589cm" svg:x="1.44cm" svg:y="7.7cm" svg:viewBox="0 0 3100 590" svg:d="m3100 218c-697-406-1240-148-1511 0s-736 405-930 368-659-405-659-405v37-37">
          <text:p text:style-name="P1"><text:span text:style-name="T4">2</text:span> <text:s text:c="5"/><text:line-break/></text:p>
        </draw:path>
        <draw:path draw:style-name="gr15" draw:text-style-name="P1" draw:layer="layout" svg:width="3.999cm" svg:height="0.443cm" svg:x="1cm" svg:y="1.056cm" svg:viewBox="0 0 4000 444" svg:d="m0 444c2000-1000 4000 0 4000 0">
          <text:p text:style-name="P1"><text:line-break/><text:span text:style-name="T5">M</text:span><text:span text:style-name="T6">A</text:span></text:p>
        </draw:path>
        <draw:frame draw:style-name="gr5" draw:text-style-name="P3" draw:layer="layout" svg:width="0.853cm" svg:height="1.013cm" svg:x="7.101cm" svg:y="8.5cm">
          <draw:text-box>
            <text:p><text:span text:style-name="T1">L</text:span></text:p>
          </draw:text-box>
        </draw:frame>
        <draw:line draw:style-name="gr4" draw:text-style-name="P1" draw:layer="layout" svg:x1="7.028cm" svg:y1="3cm" svg:x2="7.028cm" svg:y2="15cm">
          <text:p/>
        </draw:line>
        <draw:line draw:style-name="gr4" draw:text-style-name="P2" draw:layer="layout" svg:x1="6.828cm" svg:y1="3cm" svg:x2="7.228cm" svg:y2="3cm">
          <text:p/>
        </draw:line>
        <draw:line draw:style-name="gr4" draw:text-style-name="P2" draw:layer="layout" svg:x1="6.828cm" svg:y1="15cm" svg:x2="7.228cm" svg:y2="15cm">
          <text:p/>
        </draw:line>
        <draw:frame draw:style-name="gr16" draw:text-style-name="P1" draw:layer="layout" svg:width="0.792cm" svg:height="0.59cm" svg:x="4.208cm" svg:y="15.21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6" draw:text-style-name="P1" draw:layer="layout" svg:width="0.792cm" svg:height="0.59cm" svg:x="3.1cm" svg:y="13.8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6" draw:text-style-name="P1" draw:layer="layout" svg:width="0.805cm" svg:height="0.59cm" svg:x="4.3cm" svg:y="3.21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6" draw:text-style-name="P1" draw:layer="layout" svg:width="0.534cm" svg:height="0.53cm" svg:x="3.9cm" svg:y="6.3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6" draw:text-style-name="P1" draw:layer="layout" svg:width="0.792cm" svg:height="0.59cm" svg:x="3.008cm" svg:y="3.9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6" draw:text-style-name="P1" draw:layer="layout" svg:width="0.686cm" svg:height="0.594cm" svg:x="3.214cm" svg:y="11.7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6" draw:text-style-name="P1" draw:layer="layout" svg:width="0.742cm" svg:height="0.594cm" svg:x="3.158cm" svg:y="5.506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line draw:style-name="gr17" draw:text-style-name="P1" draw:layer="layout" svg:x1="5cm" svg:y1="7cm" svg:x2="3cm" svg:y2="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Book Antiqua1" svg:font-family="'Book Antiqua'" style:font-adornments="Cursief" style:font-family-generic="roman" style:font-pitch="variable"/>
    <style:font-face style:name="Book Antiqua2" svg:font-family="'Book Antiqua'" style:font-adornments="Standaard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marker draw:name="Triangle_20_unfilled" draw:display-name="Triangle unfilled" svg:viewBox="0 0 3000 3000" svg:d="m1500 0 1500 3000h-3000zm0 447-1176 2353h2353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nl" fo:country="B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1cm" fo:page-height="1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16T19:20:33.432000000</meta:creation-date>
    <dc:date>2014-04-17T11:56:40.926000000</dc:date>
    <meta:editing-duration>PT2H16M32S</meta:editing-duration>
    <meta:editing-cycles>4</meta:editing-cycles>
    <meta:generator>LibreOffice/4.1.5.3$Windows_x86 LibreOffice_project/1c1366bba2ba2b554cd2ca4d87c06da81c05d24</meta:generator>
    <meta:document-statistic meta:object-count="53"/>
  </office:meta>
</office:document-meta>
</file>

<file path=Object 1/content.xml><?xml version="1.0" encoding="utf-8"?>
<math xmlns="http://www.w3.org/1998/Math/MathML">
  <semantics>
    <mrow>
      <mover accent="true">
        <mrow>
          <msub>
            <mi>R</mi>
            <mi mathvariant="italic">By</mi>
          </msub>
        </mrow>
        <mo stretchy="false">⃗</mo>
      </mover>
    </mrow>
    <annotation encoding="StarMath 5.0">vec{R_By}</annotation>
  </semantics>
</math>
</file>

<file path=Object 2/content.xml><?xml version="1.0" encoding="utf-8"?>
<math xmlns="http://www.w3.org/1998/Math/MathML">
  <semantics>
    <mrow>
      <mover accent="true">
        <mrow>
          <msub>
            <mi>R</mi>
            <mi mathvariant="italic">Bx</mi>
          </msub>
        </mrow>
        <mo stretchy="false">⃗</mo>
      </mover>
    </mrow>
    <annotation encoding="StarMath 5.0">vec{R_Bx}</annotation>
  </semantics>
</math>
</file>

<file path=Object 3/content.xml><?xml version="1.0" encoding="utf-8"?>
<math xmlns="http://www.w3.org/1998/Math/MathML">
  <semantics>
    <mrow>
      <mover accent="true">
        <mrow>
          <msub>
            <mi>R</mi>
            <mi mathvariant="italic">Ay</mi>
          </msub>
        </mrow>
        <mo stretchy="false">⃗</mo>
      </mover>
    </mrow>
    <annotation encoding="StarMath 5.0">vec{R_Ay}</annotation>
  </semantics>
</math>
</file>

<file path=Object 4/content.xml><?xml version="1.0" encoding="utf-8"?>
<math xmlns="http://www.w3.org/1998/Math/MathML">
  <semantics>
    <mrow>
      <mover accent="true">
        <mrow>
          <mi>F</mi>
        </mrow>
        <mo stretchy="false">⃗</mo>
      </mover>
    </mrow>
    <annotation encoding="StarMath 5.0">vec{F}</annotation>
  </semantics>
</math>
</file>

<file path=Object 5/content.xml><?xml version="1.0" encoding="utf-8"?>
<math xmlns="http://www.w3.org/1998/Math/MathML">
  <semantics>
    <mrow>
      <mover accent="true">
        <mrow>
          <msub>
            <mi>R</mi>
            <mi mathvariant="italic">Ax</mi>
          </msub>
        </mrow>
        <mo stretchy="false">⃗</mo>
      </mover>
    </mrow>
    <annotation encoding="StarMath 5.0">vec{R_Ax}</annotation>
  </semantics>
</math>
</file>

<file path=Object 6/content.xml><?xml version="1.0" encoding="utf-8"?>
<math xmlns="http://www.w3.org/1998/Math/MathML">
  <semantics>
    <mrow>
      <mover accent="true">
        <mrow>
          <msub>
            <mi>G</mi>
            <mi>L</mi>
          </msub>
        </mrow>
        <mo stretchy="false">⃗</mo>
      </mover>
    </mrow>
    <annotation encoding="StarMath 5.0">vec{G_L}</annotation>
  </semantics>
</math>
</file>

<file path=Object 7/content.xml><?xml version="1.0" encoding="utf-8"?>
<math xmlns="http://www.w3.org/1998/Math/MathML">
  <semantics>
    <mrow>
      <mover accent="true">
        <mrow>
          <msub>
            <mi>G</mi>
            <mi>U</mi>
          </msub>
        </mrow>
        <mo stretchy="false">⃗</mo>
      </mover>
    </mrow>
    <annotation encoding="StarMath 5.0">vec{G_U}</annotation>
  </semantics>
</math>
</file>